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Alberto Gómez Climente (698683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Beatriz Martinez Andelo(687943)</text:p>
          </table:table-cell>
          <table:table-cell table:number-columns-repeated="16382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number-rows-repeated="1048537" table:style-name="ro3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ctor</meta:initial-creator>
    <dc:creator>Beatriz</dc:creator>
    <meta:creation-date>2017-03-02T13:10:56Z</meta:creation-date>
    <dc:date>2017-03-15T12:15:03Z</dc:date>
    <meta:editing-cycles>10</meta:editing-cycles>
    <meta:editing-duration>PT296S</meta:editing-duration>
    <meta:user-defined meta:name="Info 1"/>
    <meta:user-defined meta:name="Info 2"/>
    <meta:user-defined meta:name="Info 3"/>
    <meta:user-defined meta:name="Info 4"/>
  </office:meta>
</office:document-meta>
</file>